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Block_20_Text" style:list-style-name="WWNum1000">
      <style:paragraph-properties fo:margin-left="0.847cm" fo:margin-right="0.847cm" fo:text-indent="-0.847cm" style:auto-text-indent="false"/>
    </style:style>
    <style:style style:name="P2" style:family="paragraph" style:parent-style-name="Compact" style:list-style-name="WWNum1002"/>
    <style:style style:name="P3" style:family="paragraph" style:parent-style-name="Compact" style:list-style-name="WWNum1003"/>
    <style:style style:name="P4" style:family="paragraph" style:parent-style-name="Standard" style:list-style-name="WWNum100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metodologia"/>Metodologia<text:bookmark-end text:name="metodologia"/></text:h>
      <text:p text:style-name="First_20_Paragraph">Há diversas formas de realizar a coleta de dados de um site. Tal ato é chamado de Data Scraping/Web Crawling. Para isso são utilizadas bibliotecas que forneçam ferramentas e drivers para controle de Navegadores. As principais abordagens que se mostraram viáveis ao analizar como funciona a arquitetura do alvo em questão (JusBrasil) foram:</text:p>
      <text:list xml:id="list2726628356" text:style-name="WWNum1001">
        <text:list-item text:start-value="1">
          <text:p text:style-name="P4">Navegar pelas páginas e pegar os dados disponibilizados diretamente no HTML</text:p>
        </text:list-item>
      </text:list>
      <text:list xml:id="list2861786512" text:style-name="WWNum1000">
        <text:list-item>
          <text:p text:style-name="P1">Essa abordagem tem a vantagem de ser de implementação relativamente simples</text:p>
        </text:list-item>
      </text:list>
      <text:list xml:id="list113328429906507" text:continue-list="list2726628356" text:style-name="WWNum1001">
        <text:list-item>
          <text:p text:style-name="P4">Conseguir os dados a partir da interceptação das requisções e respostas realizadas pela páginas vindas da URL "<text:a xlink:type="simple" xlink:href="https://www.jusbrasil.com.br/polaris-processos/graphql" text:style-name="Internet_20_link" text:visited-style-name="Visited_20_Internet_20_Link"><text:span text:style-name="Internet_20_link">https://www.jusbrasil.com.br/polaris-processos/graphql</text:span></text:a>"</text:p>
        </text:list-item>
      </text:list>
      <text:list xml:id="list113327604332080" text:continue-list="list2861786512" text:style-name="WWNum1000">
        <text:list-item>
          <text:p text:style-name="P1">Essa abordagem tem a vantagem dos dados serem serializados em JSON pelo Back-End da plataforma e, portanto esterão normalizados e serão fáceis de utilizar. Por outro lado, possui uma implementação mais complicada</text:p>
        </text:list-item>
      </text:list>
      <text:p text:style-name="First_20_Paragraph">Eu escolhi utilizar a primeira abordagem pois a biblioteca Python utilizada para interceptar as requisições do browser (SeleniumWire) é detectada pela tecnologia anti-bots da CloudFlare (CDN Responsável por servir as páginas estáticas). Com um pouco de pesquisa percebi que a biblioteca Pupeteer (NodeJS) possui um suporte muito bom para essa técnica, no entanto, por conta da minha maior familiaridade com python escolhi a primeira alternativa</text:p>
      <text:h text:style-name="Heading_20_3" text:outline-level="3"><text:bookmark-start text:name="ferramentas"/>Ferramentas<text:bookmark-end text:name="ferramentas"/></text:h>
      <text:h text:style-name="Heading_20_4" text:outline-level="4"><text:bookmark-start text:name="linguagens-de-programação"/>Linguagens de Programação<text:bookmark-end text:name="linguagens-de-programação"/></text:h>
      <text:list xml:id="list3273941106" text:style-name="WWNum1002">
        <text:list-item>
          <text:p text:style-name="P2">Python - Por conta alta produtividade fornecida pela linguagem e das bibliotecas de automação com grandes comunidades</text:p>
        </text:list-item>
      </text:list>
      <text:h text:style-name="Heading_20_4" text:outline-level="4"><text:bookmark-start text:name="bibliotecas"/>Bibliotecas<text:bookmark-end text:name="bibliotecas"/></text:h>
      <text:list xml:id="list113327422940576" text:continue-list="list3273941106" text:style-name="WWNum1003">
        <text:list-item>
          <text:p text:style-name="P3">Selenium - Uma biblioteca utilizada para automação web, permite selecionar e manipular elementos HTML</text:p>
        </text:list-item>
        <text:list-item>
          <text:p text:style-name="P3">Undetected Chrome - Uma distribuição de um navegador baseado em Chromium que possui menos rastros da automação e por isso não pode ser detectada pela tecnologia anit-bots da CloudFlare)</text:p>
        </text:list-item>
        <text:list-item>
          <text:p text:style-name="P3"><text:soft-page-break/>CSV - Biblioteca nativa do python utilizada para armazenar registros em um arquivo CSV</text:p>
        </text:list-item>
        <text:list-item>
          <text:p text:style-name="P3">Pandocs - Utilizado para gerar a documentação a partir do arquivo com extensão .ipynb (Python Notebooks)</text:p>
        </text:list-item>
      </text:list>
      <text:p text:style-name="Source_20_Code"><text:span text:style-name="ImportTok">from</text:span><text:span text:style-name="NormalTok"> selenium </text:span><text:span text:style-name="ImportTok">import</text:span><text:span text:style-name="NormalTok"> webdriver</text:span><text:line-break/><text:span text:style-name="ImportTok">from</text:span><text:span text:style-name="NormalTok"> selenium.webdriver.common.by </text:span><text:span text:style-name="ImportTok">import</text:span><text:span text:style-name="NormalTok"> By</text:span><text:line-break/><text:span text:style-name="ImportTok">import</text:span><text:span text:style-name="NormalTok"> undetected_chromedriver </text:span><text:span text:style-name="ImportTok">as</text:span><text:span text:style-name="NormalTok"> uc</text:span><text:line-break/><text:span text:style-name="ImportTok">import</text:span><text:span text:style-name="NormalTok"> csv</text:span></text:p>
      <text:h text:style-name="Heading_20_3" text:outline-level="3"><text:bookmark-start text:name="conseguindo-os-links-das-empresas"/>Conseguindo os links das empresas<text:bookmark-end text:name="conseguindo-os-links-das-empresas"/></text:h>
      <text:h text:style-name="Heading_20_4" text:outline-level="4"><text:bookmark-start text:name="conseguindo-os-links"/>Conseguindo os links<text:bookmark-end text:name="conseguindo-os-links"/></text:h>
      <text:p text:style-name="First_20_Paragraph">Dentro da plataforma do JusBrasil uma empresa pode ser referenciada com diversos nomes variando coisas como pontuação, caracteres maísculos e minúsculos, etc. Para conseguir os links que listam os processos com todos esses nomes essa função recebe o link que leva à página de pesquisa de uma empresa e a acessa. Depois disso são selecionados todos os elementos de navegação (tag ) que levam às páginas dos processos. Pegamos as propriedades que contém os links para os quais esses elementos iriam redirecionar e armazenamos em um vetor que será retornado ao final da função</text:p>
      <text:h text:style-name="Heading_20_4" text:outline-level="4"><text:bookmark-start text:name="paginação"/>Paginação<text:bookmark-end text:name="paginação"/></text:h>
      <text:p text:style-name="First_20_Paragraph">O principal desafio ao escrever o código dessa função é lidar com a forma como os links são separados por páginas, felizmente é possível avançar na páginação apenas adicionando o parâmetro "&amp;p=numero_da_pagina" à URL, para isso foi necessário utilizar um laço de repetição ENQUANTO, que a cada iteração aumentara em 1 o número, se na página não houver nenhum link para uma página de empresa o laço será interrompido e a lista com as urls obtidas será retornada</text:p>
      <text:p text:style-name="Source_20_Code"><text:span text:style-name="KeywordTok">def</text:span><text:span text:style-name="NormalTok"> conseguir_links_empresa(empresa, driver):</text:span><text:line-break/><text:line-break/><text:span text:style-name="NormalTok"> <text:s text:c="3"/>i </text:span><text:span text:style-name="OperatorTok">=</text:span><text:span text:style-name="NormalTok"> </text:span><text:span text:style-name="DecValTok">1</text:span><text:line-break/><text:span text:style-name="NormalTok"> <text:s text:c="3"/></text:span><text:line-break/><text:span text:style-name="NormalTok"> <text:s text:c="3"/>LINKS_FINAL </text:span><text:span text:style-name="OperatorTok">=</text:span><text:span text:style-name="NormalTok"> []</text:span><text:line-break/><text:span text:style-name="NormalTok"> <text:s text:c="4"/></text:span><text:line-break/><text:span text:style-name="NormalTok"> <text:s text:c="3"/></text:span><text:span text:style-name="ControlFlowTok">while</text:span><text:span text:style-name="NormalTok"> </text:span><text:span text:style-name="VariableTok">True</text:span><text:span text:style-name="NormalTok">: <text:s text:c="6"/></text:span><text:line-break/><text:span text:style-name="NormalTok"> <text:s text:c="7"/>driver.get(</text:span><text:span text:style-name="SpecialStringTok">f"</text:span><text:span text:style-name="SpecialCharTok">{</text:span><text:span text:style-name="NormalTok">empresa</text:span><text:span text:style-name="SpecialCharTok">}</text:span><text:span text:style-name="SpecialStringTok">&amp;p=</text:span><text:span text:style-name="SpecialCharTok">{i}</text:span><text:span text:style-name="SpecialStringTok">"</text:span><text:span text:style-name="NormalTok">)</text:span><text:line-break/><text:span text:style-name="NormalTok"> <text:s text:c="7"/></text:span><text:line-break/><text:span text:style-name="NormalTok"> <text:s text:c="7"/>driver.execute_script(</text:span><text:span text:style-name="StringTok">"window.scrollTo(0, document.body.scrollHeight)"</text:span><text:span text:style-name="NormalTok">)</text:span><text:line-break/><text:soft-page-break/><text:span text:style-name="NormalTok"> <text:s text:c="7"/></text:span><text:line-break/><text:span text:style-name="NormalTok"> <text:s text:c="7"/>elems </text:span><text:span text:style-name="OperatorTok">=</text:span><text:span text:style-name="NormalTok"> driver.find_elements(By.XPATH, </text:span><text:span text:style-name="StringTok">'//a[@class="EntitySnippet-anchor"]'</text:span><text:span text:style-name="NormalTok">)</text:span><text:line-break/><text:span text:style-name="NormalTok"> <text:s text:c="6"/></text:span><text:line-break/><text:span text:style-name="NormalTok"> <text:s text:c="7"/>links </text:span><text:span text:style-name="OperatorTok">=</text:span><text:span text:style-name="NormalTok"> [elem.get_attribute(</text:span><text:span text:style-name="StringTok">'href'</text:span><text:span text:style-name="NormalTok">) </text:span><text:span text:style-name="ControlFlowTok">for</text:span><text:span text:style-name="NormalTok"> elem </text:span><text:span text:style-name="KeywordTok">in</text:span><text:span text:style-name="NormalTok"> elems]</text:span><text:line-break/><text:line-break/><text:span text:style-name="NormalTok"> <text:s text:c="7"/></text:span><text:span text:style-name="ControlFlowTok">if</text:span><text:span text:style-name="NormalTok"> </text:span><text:span text:style-name="BuiltInTok">len</text:span><text:span text:style-name="NormalTok">(links) </text:span><text:span text:style-name="OperatorTok">==</text:span><text:span text:style-name="NormalTok"> </text:span><text:span text:style-name="DecValTok">0</text:span><text:span text:style-name="NormalTok">:</text:span><text:line-break/><text:span text:style-name="NormalTok"> <text:s text:c="11"/></text:span><text:span text:style-name="ControlFlowTok">break</text:span><text:line-break/><text:span text:style-name="NormalTok"> <text:s text:c="7"/></text:span><text:span text:style-name="ControlFlowTok">else</text:span><text:span text:style-name="NormalTok">:</text:span><text:line-break/><text:span text:style-name="NormalTok"> <text:s text:c="11"/></text:span><text:span text:style-name="ControlFlowTok">for</text:span><text:span text:style-name="NormalTok"> link </text:span><text:span text:style-name="KeywordTok">in</text:span><text:span text:style-name="NormalTok"> links:</text:span><text:line-break/><text:span text:style-name="NormalTok"> <text:s text:c="15"/>LINKS_FINAL.append(link)</text:span><text:line-break/><text:span text:style-name="NormalTok"> <text:s text:c="11"/>i </text:span><text:span text:style-name="OperatorTok">+=</text:span><text:span text:style-name="NormalTok"> </text:span><text:span text:style-name="DecValTok">1</text:span><text:span text:style-name="NormalTok"> <text:s text:c="3"/></text:span><text:line-break/><text:span text:style-name="NormalTok"> <text:s text:c="14"/></text:span><text:line-break/><text:span text:style-name="NormalTok"> <text:s text:c="3"/></text:span><text:span text:style-name="ControlFlowTok">return</text:span><text:span text:style-name="NormalTok"> LINKS_FINAL</text:span></text:p>
      <text:h text:style-name="Heading_20_3" text:outline-level="3"><text:bookmark-start text:name="conseguindo-as-informações-dos-processos"/>Conseguindo as informações dos processos<text:bookmark-end text:name="conseguindo-as-informações-dos-processos"/></text:h>
      <text:p text:style-name="First_20_Paragraph">A função recebe os links das empresas (gerado pela função anterior) e acessa cada um deles pegando as informações dos processos disponíveis nas páginas, as compilando em um dicionário e adicionando esse dicionário a uma lista.</text:p>
      <text:h text:style-name="Heading_20_4" text:outline-level="4"><text:bookmark-start text:name="carregamento-assíncrono-das-informações"/>Carregamento assíncrono das informações<text:bookmark-end text:name="carregamento-assíncrono-das-informações"/></text:h>
      <text:p text:style-name="First_20_Paragraph">O principal desafio ao recolher as informações dessa página é o carregamento assíncrono na páginas, ou seja, os elementos são carregados conforme a página é rolada para baixo. A minha solução para esse problema é pegar o contador de processos no início da página rolar a página para baixo utilizando Selenium até que o número de elementos presente na página deixe de ser menor que o número indicado no contador. Depois disso todos os dados podem ser compilados em dicionários e adicionados à lista.</text:p>
      <text:p text:style-name="Source_20_Code"><text:span text:style-name="KeywordTok">def</text:span><text:span text:style-name="NormalTok"> conseguir_informacoes_processos(links_empresa, driver): <text:s text:c="2"/></text:span><text:line-break/><text:span text:style-name="NormalTok"> <text:s text:c="3"/></text:span><text:line-break/><text:span text:style-name="NormalTok"> <text:s text:c="3"/>lista_info_processos </text:span><text:span text:style-name="OperatorTok">=</text:span><text:span text:style-name="NormalTok"> []</text:span><text:line-break/><text:span text:style-name="NormalTok"> <text:s text:c="3"/></text:span><text:line-break/><text:span text:style-name="NormalTok"> <text:s text:c="3"/></text:span><text:span text:style-name="ControlFlowTok">for</text:span><text:span text:style-name="NormalTok"> link_empresa </text:span><text:span text:style-name="KeywordTok">in</text:span><text:span text:style-name="NormalTok"> links_empresa:</text:span><text:line-break/><text:line-break/><text:span text:style-name="NormalTok"> <text:s text:c="7"/>driver.get(link_empresa)</text:span><text:line-break/><text:line-break/><text:span text:style-name="NormalTok"> <text:s text:c="7"/>elementos_contador </text:span><text:span text:style-name="OperatorTok">=</text:span><text:span text:style-name="NormalTok"> driver.find_elements(By.XPATH, </text:span><text:span text:style-name="StringTok">'//strong[@class="LawsuitCounter"]/span'</text:span><text:span text:style-name="NormalTok">)</text:span><text:line-break/><text:span text:style-name="NormalTok"> <text:s text:c="7"/></text:span><text:line-break/><text:span text:style-name="NormalTok"> <text:s text:c="7"/>elems </text:span><text:span text:style-name="OperatorTok">=</text:span><text:span text:style-name="NormalTok"> []</text:span><text:line-break/><text:soft-page-break/><text:span text:style-name="NormalTok"> <text:s text:c="7"/></text:span><text:line-break/><text:span text:style-name="NormalTok"> <text:s text:c="7"/></text:span><text:span text:style-name="ControlFlowTok">if</text:span><text:span text:style-name="NormalTok"> </text:span><text:span text:style-name="BuiltInTok">len</text:span><text:span text:style-name="NormalTok">(elementos_contador) </text:span><text:span text:style-name="OperatorTok">&gt;</text:span><text:span text:style-name="NormalTok"> </text:span><text:span text:style-name="DecValTok">0</text:span><text:span text:style-name="NormalTok">: <text:s text:c="3"/></text:span><text:line-break/><text:line-break/><text:span text:style-name="NormalTok"> <text:s text:c="11"/>contador </text:span><text:span text:style-name="OperatorTok">=</text:span><text:span text:style-name="NormalTok"> </text:span><text:span text:style-name="BuiltInTok">int</text:span><text:span text:style-name="NormalTok">(elementos_contador[</text:span><text:span text:style-name="DecValTok">0</text:span><text:span text:style-name="NormalTok">].get_attribute(</text:span><text:span text:style-name="StringTok">'innerText'</text:span><text:span text:style-name="NormalTok">).replace(</text:span><text:span text:style-name="StringTok">"."</text:span><text:span text:style-name="NormalTok">, </text:span><text:span text:style-name="StringTok">""</text:span><text:span text:style-name="NormalTok">))</text:span><text:line-break/><text:line-break/><text:span text:style-name="NormalTok"> <text:s text:c="11"/></text:span><text:span text:style-name="ControlFlowTok">if</text:span><text:span text:style-name="NormalTok"> contador </text:span><text:span text:style-name="OperatorTok">&gt;</text:span><text:span text:style-name="NormalTok"> </text:span><text:span text:style-name="DecValTok">1000</text:span><text:span text:style-name="NormalTok">:</text:span><text:line-break/><text:span text:style-name="NormalTok"> <text:s text:c="15"/>contador </text:span><text:span text:style-name="OperatorTok">=</text:span><text:span text:style-name="NormalTok"> </text:span><text:span text:style-name="DecValTok">1000</text:span><text:line-break/><text:span text:style-name="NormalTok"> <text:s text:c="11"/></text:span><text:line-break/><text:span text:style-name="NormalTok"> <text:s text:c="11"/>elems </text:span><text:span text:style-name="OperatorTok">=</text:span><text:span text:style-name="NormalTok"> driver.find_elements(By.CSS_SELECTOR, </text:span><text:span text:style-name="StringTok">'LawsuitList-item'</text:span><text:span text:style-name="NormalTok">)</text:span><text:line-break/><text:span text:style-name="NormalTok"> <text:s text:c="11"/></text:span><text:line-break/><text:span text:style-name="NormalTok"> <text:s text:c="11"/></text:span><text:span text:style-name="ControlFlowTok">while</text:span><text:span text:style-name="NormalTok"> </text:span><text:span text:style-name="BuiltInTok">len</text:span><text:span text:style-name="NormalTok">(elems) </text:span><text:span text:style-name="OperatorTok">&lt;</text:span><text:span text:style-name="NormalTok"> contador:</text:span><text:line-break/><text:line-break/><text:span text:style-name="NormalTok"> <text:s text:c="15"/></text:span><text:span text:style-name="BuiltInTok">print</text:span><text:span text:style-name="NormalTok">(</text:span><text:span text:style-name="SpecialStringTok">f"Contador: </text:span><text:span text:style-name="SpecialCharTok">{</text:span><text:span text:style-name="NormalTok">contador</text:span><text:span text:style-name="SpecialCharTok">}</text:span><text:span text:style-name="SpecialStringTok"> | Elementos: </text:span><text:span text:style-name="SpecialCharTok">{</text:span><text:span text:style-name="BuiltInTok">len</text:span><text:span text:style-name="NormalTok">(elems)</text:span><text:span text:style-name="SpecialCharTok">}</text:span><text:span text:style-name="SpecialStringTok">"</text:span><text:span text:style-name="NormalTok">)</text:span><text:line-break/><text:span text:style-name="NormalTok"> <text:s text:c="15"/></text:span><text:line-break/><text:span text:style-name="NormalTok"> <text:s text:c="15"/>driver.execute_script(</text:span><text:span text:style-name="StringTok">"window.scrollTo(0, document.body.scrollHeight);"</text:span><text:span text:style-name="NormalTok">)</text:span><text:line-break/><text:line-break/><text:span text:style-name="NormalTok"> <text:s text:c="15"/>elems </text:span><text:span text:style-name="OperatorTok">=</text:span><text:span text:style-name="NormalTok"> driver.find_elements(By.CSS_SELECTOR, </text:span><text:span text:style-name="StringTok">'.LawsuitList-item'</text:span><text:span text:style-name="NormalTok">)</text:span><text:line-break/><text:line-break/><text:span text:style-name="NormalTok"> <text:s text:c="15"/>driver.implicitly_wait(</text:span><text:span text:style-name="DecValTok">2</text:span><text:span text:style-name="NormalTok">)</text:span><text:line-break/><text:line-break/><text:line-break/><text:span text:style-name="NormalTok"> <text:s text:c="7"/></text:span><text:span text:style-name="ControlFlowTok">for</text:span><text:span text:style-name="NormalTok"> elem </text:span><text:span text:style-name="KeywordTok">in</text:span><text:span text:style-name="NormalTok"> elems:</text:span><text:line-break/><text:line-break/><text:span text:style-name="NormalTok"> <text:s text:c="11"/></text:span><text:span text:style-name="ControlFlowTok">try</text:span><text:span text:style-name="NormalTok">:</text:span><text:line-break/><text:span text:style-name="NormalTok"> <text:s text:c="15"/>link </text:span><text:span text:style-name="OperatorTok">=</text:span><text:span text:style-name="NormalTok"> </text:span><text:span text:style-name="StringTok">"Indisponível"</text:span><text:line-break/><text:span text:style-name="NormalTok"> <text:s text:c="3"/></text:span><text:line-break/><text:span text:style-name="NormalTok"> <text:s text:c="15"/></text:span><text:span text:style-name="ControlFlowTok">if</text:span><text:span text:style-name="NormalTok"> </text:span><text:span text:style-name="BuiltInTok">len</text:span><text:span text:style-name="NormalTok">(elem.find_elements(By.CSS_SELECTOR, </text:span><text:span text:style-name="StringTok">'.LawsuitCardPersonPage-title--link'</text:span><text:span text:style-name="NormalTok">)) </text:span><text:span text:style-name="OperatorTok">&gt;</text:span><text:span text:style-name="NormalTok"> </text:span><text:span text:style-name="DecValTok">0</text:span><text:span text:style-name="NormalTok">:</text:span><text:line-break/><text:span text:style-name="NormalTok"> <text:s text:c="19"/></text:span><text:span text:style-name="ControlFlowTok">if</text:span><text:span text:style-name="NormalTok"> elem.find_element(By.CSS_SELECTOR, </text:span><text:span text:style-name="StringTok">'.LawsuitCardPersonPage-title--link'</text:span><text:span text:style-name="NormalTok">).get_attribute(</text:span><text:span text:style-name="StringTok">'href'</text:span><text:span text:style-name="NormalTok">) </text:span><text:span text:style-name="OperatorTok">!=</text:span><text:span text:style-name="NormalTok"> </text:span><text:span text:style-name="VariableTok">None</text:span><text:span text:style-name="NormalTok">:</text:span><text:line-break/><text:span text:style-name="NormalTok"> <text:s text:c="23"/>link </text:span><text:span text:style-name="OperatorTok">=</text:span><text:span text:style-name="NormalTok"> elem.find_element(By.CSS_SELECTOR, </text:span><text:span text:style-name="StringTok">'.LawsuitCardPersonPage-title--link'</text:span><text:span text:style-name="NormalTok">).get_attribute(</text:span><text:span text:style-name="StringTok">'href'</text:span><text:span text:style-name="NormalTok">)</text:span><text:line-break/><text:span text:style-name="NormalTok"> <text:s text:c="15"/></text:span><text:line-break/><text:span text:style-name="NormalTok"> <text:s text:c="15"/>numero_processo </text:span><text:span text:style-name="OperatorTok">=</text:span><text:span text:style-name="NormalTok"> elem.find_element(By.CSS_SELECTOR, </text:span><text:span text:style-name="StringTok">'.LawsuitCardPersonPage-title--link .LawsuitCardPersonPage-header-processNumber'</text:span><text:span text:style-name="NormalTok">).get_attribute(</text:span><text:span text:style-name="StringTok">'innerText'</text:span><text:span text:style-name="NormalTok">) <text:s text:c="9"/></text:span><text:line-break/><text:span text:style-name="NormalTok"> <text:s text:c="15"/></text:span><text:line-break/><text:soft-page-break/><text:span text:style-name="NormalTok"> <text:s text:c="15"/>tribunal_localidade </text:span><text:span text:style-name="OperatorTok">=</text:span><text:span text:style-name="NormalTok"> </text:span><text:span text:style-name="StringTok">"Indisponível"</text:span><text:line-break/><text:span text:style-name="NormalTok"> <text:s text:c="15"/></text:span><text:line-break/><text:span text:style-name="NormalTok"> <text:s text:c="15"/></text:span><text:span text:style-name="ControlFlowTok">if</text:span><text:span text:style-name="NormalTok"> </text:span><text:span text:style-name="BuiltInTok">len</text:span><text:span text:style-name="NormalTok">(elem.find_elements(By.CSS_SELECTOR, </text:span><text:span text:style-name="StringTok">'p.LawsuitCardPersonPage-body-row-item-text[role="body-court"]'</text:span><text:span text:style-name="NormalTok">)) </text:span><text:span text:style-name="OperatorTok">&gt;</text:span><text:span text:style-name="NormalTok"> </text:span><text:span text:style-name="DecValTok">0</text:span><text:span text:style-name="NormalTok">:</text:span><text:line-break/><text:span text:style-name="NormalTok"> <text:s text:c="19"/>tribunal_localidade </text:span><text:span text:style-name="OperatorTok">=</text:span><text:span text:style-name="NormalTok"> elem.find_element(By.CSS_SELECTOR, </text:span><text:span text:style-name="StringTok">'p.LawsuitCardPersonPage-body-row-item-text[role="body-court"]'</text:span><text:span text:style-name="NormalTok">).get_attribute(</text:span><text:span text:style-name="StringTok">'innerText'</text:span><text:span text:style-name="NormalTok">)</text:span><text:line-break/><text:span text:style-name="NormalTok"> <text:s text:c="3"/></text:span><text:line-break/><text:span text:style-name="NormalTok"> <text:s text:c="15"/></text:span><text:span text:style-name="ControlFlowTok">if</text:span><text:span text:style-name="NormalTok"> </text:span><text:span text:style-name="BuiltInTok">len</text:span><text:span text:style-name="NormalTok">(elem.find_elements(By.CSS_SELECTOR, </text:span><text:span text:style-name="StringTok">'p.LawsuitCardPersonPage-body-row-item-text[role="body-kind"]'</text:span><text:span text:style-name="NormalTok">)) </text:span><text:span text:style-name="OperatorTok">&gt;</text:span><text:span text:style-name="NormalTok"> </text:span><text:span text:style-name="DecValTok">0</text:span><text:span text:style-name="NormalTok">:</text:span><text:line-break/><text:span text:style-name="NormalTok"> <text:s text:c="19"/>procedimento </text:span><text:span text:style-name="OperatorTok">=</text:span><text:span text:style-name="NormalTok"> elem.find_elements(By.CSS_SELECTOR, </text:span><text:span text:style-name="StringTok">'p.LawsuitCardPersonPage-body-row-item-text[role="body-kind"]'</text:span><text:span text:style-name="NormalTok">)[</text:span><text:span text:style-name="DecValTok">0</text:span><text:span text:style-name="NormalTok">].get_attribute(</text:span><text:span text:style-name="StringTok">'innerText'</text:span><text:span text:style-name="NormalTok">)</text:span><text:line-break/><text:span text:style-name="NormalTok"> <text:s text:c="15"/></text:span><text:span text:style-name="ControlFlowTok">else</text:span><text:span text:style-name="NormalTok">:</text:span><text:line-break/><text:span text:style-name="NormalTok"> <text:s text:c="19"/>procedimento </text:span><text:span text:style-name="OperatorTok">=</text:span><text:span text:style-name="NormalTok"> </text:span><text:span text:style-name="StringTok">""</text:span><text:line-break/><text:span text:style-name="NormalTok"> <text:s text:c="15"/></text:span><text:line-break/><text:span text:style-name="NormalTok"> <text:s text:c="15"/>partes </text:span><text:span text:style-name="OperatorTok">=</text:span><text:span text:style-name="NormalTok"> elem.find_element(By.CSS_SELECTOR, </text:span><text:span text:style-name="StringTok">'strong.LawsuitCardPersonPage-header-processInvolved'</text:span><text:span text:style-name="NormalTok">).get_attribute(</text:span><text:span text:style-name="StringTok">'innerText'</text:span><text:span text:style-name="NormalTok">)</text:span><text:line-break/><text:span text:style-name="NormalTok"> <text:s text:c="15"/></text:span><text:span text:style-name="CommentTok"># número do processo, tribunal, localidade, UF, classe ou procedimento e partes envolvidas.</text:span><text:line-break/><text:span text:style-name="NormalTok"> <text:s text:c="3"/></text:span><text:line-break/><text:span text:style-name="NormalTok"> <text:s text:c="15"/>localidade </text:span><text:span text:style-name="OperatorTok">=</text:span><text:span text:style-name="NormalTok"> </text:span><text:span text:style-name="StringTok">'Indisponível'</text:span><text:line-break/><text:span text:style-name="NormalTok"> <text:s text:c="15"/>tribunal </text:span><text:span text:style-name="OperatorTok">=</text:span><text:span text:style-name="NormalTok"> </text:span><text:span text:style-name="StringTok">'Indisponível'</text:span><text:line-break/><text:span text:style-name="NormalTok"> <text:s text:c="15"/></text:span><text:line-break/><text:span text:style-name="NormalTok"> <text:s text:c="15"/></text:span><text:span text:style-name="ControlFlowTok">if</text:span><text:span text:style-name="NormalTok"> </text:span><text:span text:style-name="StringTok">'·'</text:span><text:span text:style-name="NormalTok"> </text:span><text:span text:style-name="KeywordTok">in</text:span><text:span text:style-name="NormalTok"> <text:s/>tribunal_localidade:</text:span><text:line-break/><text:span text:style-name="NormalTok"> <text:s text:c="19"/>tribunal </text:span><text:span text:style-name="OperatorTok">=</text:span><text:span text:style-name="NormalTok"> tribunal_localidade.split(</text:span><text:span text:style-name="StringTok">'·'</text:span><text:span text:style-name="NormalTok">)[</text:span><text:span text:style-name="DecValTok">0</text:span><text:span text:style-name="NormalTok">]</text:span><text:line-break/><text:span text:style-name="NormalTok"> <text:s text:c="19"/>localidade </text:span><text:span text:style-name="OperatorTok">=</text:span><text:span text:style-name="NormalTok"> tribunal_localidade.split(</text:span><text:span text:style-name="StringTok">'·'</text:span><text:span text:style-name="NormalTok">)[</text:span><text:span text:style-name="DecValTok">1</text:span><text:span text:style-name="NormalTok">]</text:span><text:line-break/><text:span text:style-name="NormalTok"> <text:s text:c="15"/></text:span><text:span text:style-name="ControlFlowTok">else</text:span><text:span text:style-name="NormalTok">:</text:span><text:line-break/><text:span text:style-name="NormalTok"> <text:s text:c="19"/>tribunal </text:span><text:span text:style-name="OperatorTok">=</text:span><text:span text:style-name="NormalTok"> tribunal_localidade</text:span><text:line-break/><text:span text:style-name="NormalTok"> <text:s text:c="3"/></text:span><text:line-break/><text:span text:style-name="NormalTok"> <text:s text:c="15"/>uf </text:span><text:span text:style-name="OperatorTok">=</text:span><text:span text:style-name="NormalTok"> </text:span><text:span text:style-name="StringTok">""</text:span><text:line-break/><text:span text:style-name="NormalTok"> <text:s text:c="3"/></text:span><text:line-break/><text:span text:style-name="NormalTok"> <text:s text:c="15"/></text:span><text:span text:style-name="ControlFlowTok">if</text:span><text:span text:style-name="NormalTok"> tribunal </text:span><text:span text:style-name="OperatorTok">!=</text:span><text:span text:style-name="NormalTok"> </text:span><text:span text:style-name="StringTok">"Indisponível"</text:span><text:span text:style-name="NormalTok">:</text:span><text:line-break/><text:span text:style-name="NormalTok"> <text:s text:c="19"/>uf </text:span><text:span text:style-name="OperatorTok">=</text:span><text:span text:style-name="NormalTok"> tribunal.strip()[</text:span><text:span text:style-name="OperatorTok">-</text:span><text:span text:style-name="DecValTok">2</text:span><text:span text:style-name="NormalTok">:]</text:span><text:line-break/><text:span text:style-name="NormalTok"> <text:s text:c="15"/></text:span><text:line-break/><text:span text:style-name="NormalTok"> <text:s text:c="15"/>processo </text:span><text:span text:style-name="OperatorTok">=</text:span><text:span text:style-name="NormalTok"> {</text:span><text:line-break/><text:span text:style-name="NormalTok"> <text:s text:c="19"/></text:span><text:span text:style-name="StringTok">"url"</text:span><text:span text:style-name="NormalTok">: link,</text:span><text:line-break/><text:span text:style-name="NormalTok"> <text:s text:c="19"/></text:span><text:span text:style-name="StringTok">"numero_processo"</text:span><text:span text:style-name="NormalTok"> : numero_processo,</text:span><text:line-break/><text:span text:style-name="NormalTok"> <text:s text:c="19"/></text:span><text:span text:style-name="StringTok">"tribunal"</text:span><text:span text:style-name="NormalTok"> : tribunal,</text:span><text:line-break/><text:span text:style-name="NormalTok"> <text:s text:c="19"/></text:span><text:span text:style-name="StringTok">"localidade"</text:span><text:span text:style-name="NormalTok"> : localidade,</text:span><text:line-break/><text:span text:style-name="NormalTok"> <text:s text:c="19"/></text:span><text:span text:style-name="StringTok">"procedimento"</text:span><text:span text:style-name="NormalTok"> : procedimento,</text:span><text:line-break/><text:span text:style-name="NormalTok"> <text:s text:c="19"/></text:span><text:span text:style-name="StringTok">"tribunal"</text:span><text:span text:style-name="NormalTok"> : tribunal,</text:span><text:line-break/><text:soft-page-break/><text:span text:style-name="NormalTok"> <text:s text:c="19"/></text:span><text:span text:style-name="StringTok">"uf"</text:span><text:span text:style-name="NormalTok"> : uf,</text:span><text:line-break/><text:span text:style-name="NormalTok"> <text:s text:c="19"/></text:span><text:span text:style-name="StringTok">"partes"</text:span><text:span text:style-name="NormalTok"> : partes.split(</text:span><text:span text:style-name="StringTok">'x'</text:span><text:span text:style-name="NormalTok">) </text:span><text:span text:style-name="ControlFlowTok">if</text:span><text:span text:style-name="NormalTok"> partes </text:span><text:span text:style-name="OperatorTok">!=</text:span><text:span text:style-name="NormalTok"> </text:span><text:span text:style-name="VariableTok">None</text:span><text:span text:style-name="NormalTok"> </text:span><text:span text:style-name="ControlFlowTok">else</text:span><text:span text:style-name="NormalTok"> </text:span><text:span text:style-name="StringTok">"Indisponível"</text:span><text:line-break/><text:span text:style-name="NormalTok"> <text:s text:c="15"/>}</text:span><text:line-break/><text:span text:style-name="NormalTok"> <text:s text:c="3"/></text:span><text:line-break/><text:span text:style-name="NormalTok"> <text:s text:c="15"/></text:span><text:span text:style-name="BuiltInTok">print</text:span><text:span text:style-name="NormalTok">(processo)</text:span><text:line-break/><text:span text:style-name="NormalTok"> <text:s text:c="15"/></text:span><text:line-break/><text:span text:style-name="NormalTok"> <text:s text:c="15"/>lista_info_processos.append(processo)</text:span><text:line-break/><text:line-break/><text:span text:style-name="NormalTok"> <text:s text:c="11"/></text:span><text:span text:style-name="ControlFlowTok">except</text:span><text:span text:style-name="NormalTok"> </text:span><text:span text:style-name="PreprocessorTok">Exception</text:span><text:span text:style-name="NormalTok">:</text:span><text:line-break/><text:span text:style-name="NormalTok"> <text:s text:c="15"/></text:span><text:span text:style-name="BuiltInTok">print</text:span><text:span text:style-name="NormalTok">(</text:span><text:span text:style-name="SpecialStringTok">f"Erro: </text:span><text:span text:style-name="SpecialCharTok">{</text:span><text:span text:style-name="PreprocessorTok">Exception</text:span><text:span text:style-name="SpecialCharTok">}</text:span><text:span text:style-name="SpecialStringTok">"</text:span><text:span text:style-name="NormalTok">)</text:span><text:line-break/><text:span text:style-name="NormalTok"> <text:s text:c="15"/></text:span><text:span text:style-name="ControlFlowTok">pass</text:span><text:line-break/><text:span text:style-name="NormalTok"> <text:s text:c="11"/></text:span><text:line-break/><text:span text:style-name="NormalTok"> <text:s text:c="11"/></text:span><text:span text:style-name="ControlFlowTok">if</text:span><text:span text:style-name="NormalTok"> </text:span><text:span text:style-name="BuiltInTok">len</text:span><text:span text:style-name="NormalTok">(lista_info_processos) </text:span><text:span text:style-name="OperatorTok">&gt;=</text:span><text:span text:style-name="NormalTok"> </text:span><text:span text:style-name="DecValTok">1000</text:span><text:span text:style-name="NormalTok">:</text:span><text:line-break/><text:span text:style-name="NormalTok"> <text:s text:c="15"/></text:span><text:span text:style-name="ControlFlowTok">return</text:span><text:span text:style-name="NormalTok"> lista_info_processos</text:span><text:line-break/><text:span text:style-name="NormalTok"> <text:s text:c="3"/></text:span><text:line-break/><text:span text:style-name="NormalTok"> <text:s text:c="3"/></text:span><text:span text:style-name="ControlFlowTok">return</text:span><text:span text:style-name="NormalTok"> lista_info_processos</text:span></text:p>
      <text:h text:style-name="Heading_20_3" text:outline-level="3"><text:bookmark-start text:name="X0c181e70643544ffb78c1bac3bb7e7c75688e72"/>Salvando o resultado das consultas em arquivos<text:bookmark-end text:name="X0c181e70643544ffb78c1bac3bb7e7c75688e72"/></text:h>
      <text:p text:style-name="First_20_Paragraph">Essa função recebe o nome do arquivo a ser salvo e a lista de dicionários que será transformada num arquivo CSV, depois disso são pegas as chaves do dicionário e colocadas na primeira linha do arquivo, então são pegos os registros e dispostos em linhas correspondentes às suas respectivas colunas.</text:p>
      <text:p text:style-name="Source_20_Code"><text:span text:style-name="KeywordTok">def</text:span><text:span text:style-name="NormalTok"> salvar_arquivo_csv(nome_arquivo, lista):</text:span><text:line-break/><text:line-break/><text:span text:style-name="NormalTok"> <text:s text:c="3"/>chaves </text:span><text:span text:style-name="OperatorTok">=</text:span><text:span text:style-name="NormalTok"> lista[</text:span><text:span text:style-name="DecValTok">0</text:span><text:span text:style-name="NormalTok">].keys()</text:span><text:line-break/><text:span text:style-name="NormalTok"> <text:s text:c="3"/></text:span><text:line-break/><text:span text:style-name="NormalTok"> <text:s text:c="3"/></text:span><text:span text:style-name="ControlFlowTok">with</text:span><text:span text:style-name="NormalTok"> </text:span><text:span text:style-name="BuiltInTok">open</text:span><text:span text:style-name="NormalTok">(</text:span><text:span text:style-name="SpecialStringTok">f'</text:span><text:span text:style-name="SpecialCharTok">{</text:span><text:span text:style-name="NormalTok">nome_arquivo</text:span><text:span text:style-name="SpecialCharTok">}</text:span><text:span text:style-name="SpecialStringTok">'</text:span><text:span text:style-name="NormalTok">, </text:span><text:span text:style-name="StringTok">'w'</text:span><text:span text:style-name="NormalTok">, newline</text:span><text:span text:style-name="OperatorTok">=</text:span><text:span text:style-name="StringTok">''</text:span><text:span text:style-name="NormalTok">) </text:span><text:span text:style-name="ImportTok">as</text:span><text:span text:style-name="NormalTok"> arquivo_saida:</text:span><text:line-break/><text:span text:style-name="NormalTok"> <text:s text:c="7"/>dict_writer </text:span><text:span text:style-name="OperatorTok">=</text:span><text:span text:style-name="NormalTok"> csv.DictWriter(arquivo_saida, chaves)</text:span><text:line-break/><text:span text:style-name="NormalTok"> <text:s text:c="7"/>dict_writer.writeheader()</text:span><text:line-break/><text:span text:style-name="NormalTok"> <text:s text:c="7"/>dict_writer.writerows(lista)</text:span></text:p>
      <text:h text:style-name="Heading_20_3" text:outline-level="3"><text:bookmark-start text:name="Xbab08a367dc7a2d094c2323ccd0f81ce1f8b6c4"/>Efetivamente realizando o processo de Scraping<text:bookmark-end text:name="Xbab08a367dc7a2d094c2323ccd0f81ce1f8b6c4"/></text:h>
      <text:p text:style-name="First_20_Paragraph">Para realizar o processo de Scraping basta instanciar o driver do navegador, chamar a função que busca os links, passar seu resultado para a função que busca as informações e depois passar esse resultado para a função que salva os arquivos, dessa forma é possível compilar as informações disponíveis na plataforma em um arquivo.</text:p>
      <text:p text:style-name="Source_20_Code"><text:span text:style-name="NormalTok">driver </text:span><text:span text:style-name="OperatorTok">=</text:span><text:span text:style-name="NormalTok"> uc.Chrome(headless</text:span><text:span text:style-name="OperatorTok">=</text:span><text:span text:style-name="VariableTok">False</text:span><text:span text:style-name="NormalTok">,use_subprocess</text:span><text:span text:style-name="OperatorTok">=</text:span><text:span text:style-name="VariableTok">False</text:span><text:span text:style-name="NormalTok">)</text:span><text:line-break/><text:line-break/><text:soft-page-break/><text:span text:style-name="NormalTok">links_empresa_puma </text:span><text:span text:style-name="OperatorTok">=</text:span><text:span text:style-name="NormalTok"> conseguir_links_empresa(</text:span><text:span text:style-name="StringTok">'https://www.jusbrasil.com.br/consulta-processual/busca?q=Puma+do+Brasil+Ltda.'</text:span><text:span text:style-name="NormalTok">, driver)</text:span><text:line-break/><text:span text:style-name="NormalTok">info_processos_puma </text:span><text:span text:style-name="OperatorTok">=</text:span><text:span text:style-name="NormalTok"> conseguir_informacoes_processos(links_empresa_puma, driver)</text:span><text:line-break/><text:span text:style-name="NormalTok">salvar_arquivo_csv(</text:span><text:span text:style-name="StringTok">'ds_puma.csv'</text:span><text:span text:style-name="NormalTok">, info_processos_puma)</text:span><text:line-break/><text:line-break/><text:span text:style-name="NormalTok">links_empresa_adidas </text:span><text:span text:style-name="OperatorTok">=</text:span><text:span text:style-name="NormalTok"> conseguir_links_empresa(</text:span><text:span text:style-name="StringTok">'https://www.jusbrasil.com.br/consulta-processual/busca?q=Adidas+do+Brasil+Ltda.'</text:span><text:span text:style-name="NormalTok">, driver)</text:span><text:line-break/><text:span text:style-name="NormalTok">info_processos_adidas </text:span><text:span text:style-name="OperatorTok">=</text:span><text:span text:style-name="NormalTok"> conseguir_informacoes_processos(links_empresa_adidas, driver)</text:span><text:line-break/><text:span text:style-name="NormalTok">salvar_arquivo_csv(</text:span><text:span text:style-name="StringTok">'ds_adidas.csv'</text:span><text:span text:style-name="NormalTok">, info_processos_adidas)</text:span><text:line-break/><text:line-break/><text:span text:style-name="NormalTok">links_empresa_nike </text:span><text:span text:style-name="OperatorTok">=</text:span><text:span text:style-name="NormalTok"> conseguir_links_empresa(</text:span><text:span text:style-name="StringTok">'https://www.jusbrasil.com.br/consulta-processual/busca?q=Nike+do+Brasil+Comercio+e+Participações+Ltda'</text:span><text:span text:style-name="NormalTok">, driver)</text:span><text:line-break/><text:span text:style-name="NormalTok">info_processos_nike </text:span><text:span text:style-name="OperatorTok">=</text:span><text:span text:style-name="NormalTok"> conseguir_informacoes_processos(links_empresa_nike, driver)</text:span><text:line-break/><text:span text:style-name="NormalTok">salvar_arquivo_csv(</text:span><text:span text:style-name="StringTok">'ds_nike.csv'</text:span><text:span text:style-name="NormalTok">, info_processos_nike)</text:span><text:line-break/><text:line-break/><text:span text:style-name="NormalTok">links_empresa_asics </text:span><text:span text:style-name="OperatorTok">=</text:span><text:span text:style-name="NormalTok"> conseguir_links_empresa(</text:span><text:span text:style-name="StringTok">'https://www.jusbrasil.com.br/consulta-processual/busca?q=Asics+Brasil%2C+Distribui%C3%A7%C3%A3o+e+Com%C3%A9rcio+de+Artigos+Esportivos+Ltda'</text:span><text:span text:style-name="NormalTok">, driver)</text:span><text:line-break/><text:span text:style-name="NormalTok">info_processos_asics </text:span><text:span text:style-name="OperatorTok">=</text:span><text:span text:style-name="NormalTok"> conseguir_informacoes_processos(links_empresa_asics, driver)</text:span><text:line-break/><text:span text:style-name="NormalTok">salvar_arquivo_csv(</text:span><text:span text:style-name="StringTok">'ds_asics.csv'</text:span><text:span text:style-name="NormalTok">, info_processos_asics)</text:span><text:line-break/><text:line-break/><text:span text:style-name="NormalTok">links_empresa_under_armour </text:span><text:span text:style-name="OperatorTok">=</text:span><text:span text:style-name="NormalTok"> conseguir_links_empresa(</text:span><text:span text:style-name="StringTok">'https://www.jusbrasil.com.br/consulta-processual/busca?q=Under+Armour+Brasil+Com%C3%A9rcio+e+Distribui%C3%A7%C3%A3o+de+Artigos+Esportivos+Ltda'</text:span><text:span text:style-name="NormalTok">, driver)</text:span><text:line-break/><text:span text:style-name="NormalTok">info_processos_under_armour </text:span><text:span text:style-name="OperatorTok">=</text:span><text:span text:style-name="NormalTok"> conseguir_informacoes_processos(links_empresa_under_armour, driver)</text:span><text:line-break/><text:span text:style-name="NormalTok">salvar_arquivo_csv(</text:span><text:span text:style-name="StringTok">'ds_under_armour.csv'</text:span><text:span text:style-name="NormalTok">, info_processos_under_armour)</text:span><text:line-break/><text:line-break/><text:span text:style-name="NormalTok">links_empresa_reebok </text:span><text:span text:style-name="OperatorTok">=</text:span><text:span text:style-name="NormalTok"> conseguir_links_empresa(</text:span><text:span text:style-name="StringTok">'https://www.jusbrasil.com.br/consulta-processual/busca?q=reebok+produtos+esportivos+ltda.'</text:span><text:span text:style-name="NormalTok">, driver)</text:span><text:line-break/><text:span text:style-name="NormalTok">info_processos_rebook </text:span><text:span text:style-name="OperatorTok">=</text:span><text:span text:style-name="NormalTok"> </text:span><text:soft-page-break/><text:span text:style-name="NormalTok">conseguir_informacoes_processos(links_empresa_reebok, driver)</text:span><text:line-break/><text:span text:style-name="NormalTok">salvar_arquivo_csv(</text:span><text:span text:style-name="StringTok">'ds_rebook.csv'</text:span><text:span text:style-name="NormalTok">, info_processos_rebook)</text:span><text:line-break/><text:line-break/><text:span text:style-name="NormalTok">driver.quit()</text:span></text:p>
      <text:p text:style-name="Source_20_Code"/>
      <text:p text:style-name="Source_20_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318cm" fo:margin-bottom="0.318cm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cm" fo:margin-bottom="0.212cm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423cm" fo:margin-bottom="0cm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2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2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26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4:32:41</meta:creation-date>
    <dc:date>2023-07-19T11:33:27.121136852</dc:date>
    <meta:generator>LibreOffice/7.3.7.2$Linux_X86_64 LibreOffice_project/30$Build-2</meta:generator>
    <meta:editing-duration>PT6M28S</meta:editing-duration>
    <meta:editing-cycles>1</meta:editing-cycles>
    <meta:document-statistic meta:table-count="0" meta:image-count="0" meta:object-count="0" meta:page-count="8" meta:paragraph-count="33" meta:word-count="1063" meta:character-count="11445" meta:non-whitespace-character-count="9022"/>
    <meta:user-defined meta:name="AppVersion">12.0000</meta:user-defined>
    <meta:user-defined meta:name="jupyter"/>
    <meta:template xlink:type="simple" xlink:actuate="onRequest" xlink:title="Normal.dotm" xlink:href=""/>
  </office:meta>
</office:document-meta>
</file>